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5140" officeooo:paragraph-rsid="000f5140"/>
    </style:style>
    <style:style style:name="P2" style:family="paragraph" style:parent-style-name="Standard">
      <style:text-properties officeooo:rsid="00112009" officeooo:paragraph-rsid="00112009"/>
    </style:style>
    <style:style style:name="P3" style:family="paragraph" style:parent-style-name="Standard">
      <style:text-properties officeooo:rsid="001320aa" officeooo:paragraph-rsid="001320aa"/>
    </style:style>
    <style:style style:name="P4" style:family="paragraph" style:parent-style-name="Standard">
      <style:text-properties officeooo:rsid="001631e8" officeooo:paragraph-rsid="001631e8"/>
    </style:style>
    <style:style style:name="P5" style:family="paragraph" style:parent-style-name="Standard">
      <style:text-properties fo:color="#0066b3" officeooo:rsid="000f5140" officeooo:paragraph-rsid="000f5140"/>
    </style:style>
    <style:style style:name="P6" style:family="paragraph" style:parent-style-name="Standard">
      <style:text-properties fo:color="#0066b3" officeooo:rsid="00112009" officeooo:paragraph-rsid="00112009"/>
    </style:style>
    <style:style style:name="P7" style:family="paragraph" style:parent-style-name="Standard">
      <style:text-properties fo:color="#72bf44" officeooo:rsid="00112009" officeooo:paragraph-rsid="00112009"/>
    </style:style>
    <style:style style:name="P8" style:family="paragraph" style:parent-style-name="Standard">
      <style:text-properties fo:color="#72bf44" officeooo:rsid="001320aa" officeooo:paragraph-rsid="001320aa"/>
    </style:style>
    <style:style style:name="P9" style:family="paragraph" style:parent-style-name="Standard">
      <style:text-properties fo:color="#72bf44" officeooo:rsid="001631e8" officeooo:paragraph-rsid="001631e8"/>
    </style:style>
    <style:style style:name="P10" style:family="paragraph" style:parent-style-name="Standard">
      <style:text-properties fo:color="#ef413d" officeooo:rsid="00112009" officeooo:paragraph-rsid="00112009"/>
    </style:style>
    <style:style style:name="P11" style:family="paragraph" style:parent-style-name="Standard">
      <style:text-properties fo:color="#ef413d" officeooo:rsid="00121803" officeooo:paragraph-rsid="00121803"/>
    </style:style>
    <style:style style:name="P12" style:family="paragraph" style:parent-style-name="Standard">
      <style:text-properties fo:color="#ef413d" officeooo:rsid="001320aa" officeooo:paragraph-rsid="001320aa"/>
    </style:style>
    <style:style style:name="P13" style:family="paragraph" style:parent-style-name="Standard">
      <style:text-properties fo:color="#ef413d" officeooo:rsid="001631e8" officeooo:paragraph-rsid="001631e8"/>
    </style:style>
    <style:style style:name="P14" style:family="paragraph" style:parent-style-name="Standard">
      <style:text-properties fo:color="#ef413d" officeooo:rsid="00164097" officeooo:paragraph-rsid="00164097"/>
    </style:style>
    <style:style style:name="P15" style:family="paragraph" style:parent-style-name="Standard">
      <style:text-properties fo:color="#ef413d" officeooo:rsid="0016faef" officeooo:paragraph-rsid="0016faef"/>
    </style:style>
    <style:style style:name="P16" style:family="paragraph" style:parent-style-name="Standard">
      <style:text-properties fo:color="#ef413d" officeooo:rsid="0017938c" officeooo:paragraph-rsid="0017938c"/>
    </style:style>
    <style:style style:name="P17" style:family="paragraph" style:parent-style-name="Standard">
      <style:text-properties fo:color="#ef413d" officeooo:rsid="0017938c" officeooo:paragraph-rsid="0016faef"/>
    </style:style>
    <style:style style:name="P18" style:family="paragraph" style:parent-style-name="Standard">
      <style:text-properties fo:color="#ef413d" officeooo:rsid="001a1117" officeooo:paragraph-rsid="001a1117"/>
    </style:style>
    <style:style style:name="T1" style:family="text">
      <style:text-properties officeooo:rsid="00164097"/>
    </style:style>
    <style:style style:name="T2" style:family="text">
      <style:text-properties officeooo:rsid="0017938c"/>
    </style:style>
    <style:style style:name="T3" style:family="text">
      <style:text-properties fo:color="#0066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Main</text:p>
      <text:p text:style-name="P5">create data structures</text:p>
      <text:p text:style-name="P10">loop</text:p>
      <text:p text:style-name="P7">report</text:p>
      <text:p text:style-name="P2"/>
      <text:p text:style-name="P2"/>
      <text:p text:style-name="P2"><text:tab/><text:span text:style-name="T3">create data structures</text:span></text:p>
      <text:p text:style-name="P6">make a ready queue (array)</text:p>
      <text:p text:style-name="P6">make a wait i/o list</text:p>
      <text:p text:style-name="P6">make cpu structure</text:p>
      <text:p text:style-name="P2"/>
      <text:p text:style-name="P10"><text:tab/>loop</text:p>
      <text:p text:style-name="P11">get a process from the file</text:p>
      <text:p text:style-name="P11">add process to queue</text:p>
      <text:p text:style-name="P11">adjust counters</text:p>
      <text:p text:style-name="P12">move processes</text:p>
      <text:p text:style-name="P12">adjusted prioritys/<text:span text:style-name="T2">queue</text:span></text:p>
      <text:p text:style-name="P3"/>
      <text:p text:style-name="P8"><text:tab/>report</text:p>
      <text:p text:style-name="P9">apparently we are getting that from the teacher</text:p>
      <text:p text:style-name="P4"/>
      <text:p text:style-name="P4"/>
      <text:p text:style-name="P13"><text:tab/><text:span text:style-name="T1">get a process from the file</text:span></text:p>
      <text:p text:style-name="P14">fopen the file </text:p>
      <text:p text:style-name="P14">then scanf(“%hu %hu %hu %hu”, &amp;a, &amp;b, &amp;c, &amp;d)</text:p>
      <text:p text:style-name="P14">put it into a process struct </text:p>
      <text:p text:style-name="P14"/>
      <text:p text:style-name="P14"><text:tab/>add process to queue</text:p>
      <text:p text:style-name="P14">put process into the queue where it needs to be</text:p>
      <text:p text:style-name="P14"/>
      <text:p text:style-name="P14"><text:tab/>adjust counters</text:p>
      <text:p text:style-name="P18">check the cpu</text:p>
      <text:p text:style-name="P14">curCpu time</text:p>
      <text:p text:style-name="P14">curIo time</text:p>
      <text:p text:style-name="P14">wait time</text:p>
      <text:p text:style-name="P15">cpuTotal</text:p>
      <text:p text:style-name="P15">ioTotal</text:p>
      <text:p text:style-name="P15">waitSum</text:p>
      <text:p text:style-name="P15">waitCount</text:p>
      <text:p text:style-name="P15">waitMin</text:p>
      <text:p text:style-name="P15">waitMax</text:p>
      <text:p text:style-name="P15"/>
      <text:p text:style-name="P15"><text:tab/>move Processes</text:p>
      <text:p text:style-name="P15">swap cpu to io or back to ready queue</text:p>
      <text:p text:style-name="P15">swap from io to ready queue when i/o is done</text:p>
      <text:p text:style-name="P15"/>
      <text:p text:style-name="P17"><text:tab/>adjust priority’s</text:p>
      <text:p text:style-name="P16">if wait time is big enough increment curPrior</text:p>
      <text:p text:style-name="P16">sort queue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4:52:11.780367466</meta:creation-date>
    <dc:date>2018-10-09T19:41:10.743021269</dc:date>
    <meta:editing-duration>P2DT18H19M45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39" meta:word-count="136" meta:character-count="742" meta:non-whitespace-character-count="633"/>
  </office:meta>
</office:document-meta>
</file>